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db5"/>
    </style:style>
    <style:style style:name="P2" style:family="paragraph" style:parent-style-name="Standard">
      <style:text-properties officeooo:rsid="00130db5" officeooo:paragraph-rsid="00130db5"/>
    </style:style>
    <style:style style:name="P3" style:family="paragraph" style:parent-style-name="Standard">
      <style:text-properties officeooo:rsid="00130db5" officeooo:paragraph-rsid="00130db5"/>
    </style:style>
    <style:style style:name="P4" style:family="paragraph" style:parent-style-name="Standard">
      <style:text-properties fo:color="#808080" loext:opacity="100%" style:font-name="Droid Sans Mono" fo:font-size="10.5pt" fo:font-weight="normal" fo:background-color="#1f1f1f"/>
    </style:style>
    <style:style style:name="P5" style:family="paragraph" style:parent-style-name="Standard">
      <style:text-properties officeooo:rsid="0013da04" officeooo:paragraph-rsid="0013da04"/>
    </style:style>
    <style:style style:name="P6" style:family="paragraph" style:parent-style-name="Standard">
      <style:text-properties officeooo:rsid="0015c06b" officeooo:paragraph-rsid="0015c06b"/>
    </style:style>
    <style:style style:name="P7" style:family="paragraph" style:parent-style-name="Standard">
      <style:text-properties officeooo:rsid="0017b306" officeooo:paragraph-rsid="0017b3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1">Facer un arquivo DTD dentro do mesmo documento XML coas seguintes especificacións.</text:p>
      <text:p text:style-name="Standard">Debe almacenar información de mensaxes de texto.</text:p>
      <text:p text:style-name="Standard"/>
      <text:p text:style-name="Standard">• Pode ter varios ou ningún mensaxes de texto.</text:p>
      <text:p text:style-name="Standard">• De cada mensaxe de texto hai que almacenar:</text:p>
      <text:p text:style-name="Standard"><text:tab/>o Número de teléfono do que envía a mensaxe.</text:p>
      <text:p text:style-name="Standard"><text:tab/>o Data de envío.</text:p>
      <text:p text:style-name="Standard"><text:tab/>o Hora de envío.</text:p>
      <text:p text:style-name="Standard"><text:tab/>o Contido da mensaxe.</text:p>
      <text:p text:style-name="Standard"/>
      <text:p text:style-name="P5"/>
      <text:p text:style-name="P5"/>
      <text:p text:style-name="P5"/>
      <text:p text:style-name="P5"/>
      <text:p text:style-name="P5">RESPOSTA:</text:p>
      <text:p text:style-name="P4"/>
      <text:p text:style-name="Standard">&lt;?xml version="1.0" encoding="UTF-8"?&gt;</text:p>
      <text:p text:style-name="Standard">&lt;!DOCTYPE MensaxesDeTexto SYSTEM "DTDexercicio1.dtd"&gt;</text:p>
      <text:p text:style-name="Standard">&lt;MensaxesDeTexto&gt;</text:p>
      <text:p text:style-name="Standard"><text:s text:c="4"/>&lt;mensaxe&gt;</text:p>
      <text:p text:style-name="Standard"><text:s text:c="8"/>&lt;telefono&gt;666666666&lt;/telefono&gt;</text:p>
      <text:p text:style-name="Standard"><text:s text:c="8"/>&lt;data&gt;12-08-2024&lt;/data&gt;</text:p>
      <text:p text:style-name="Standard"><text:s text:c="8"/>&lt;hora&gt;18:30&lt;/hora&gt;</text:p>
      <text:p text:style-name="Standard"><text:s text:c="8"/>&lt;contido&gt;email de proba&lt;/contido&gt;</text:p>
      <text:p text:style-name="Standard"><text:s text:c="4"/>&lt;/mensaxe&gt;</text:p>
      <text:p text:style-name="Standard">&lt;/MensaxesDeTexto&gt;</text:p>
      <text:p text:style-name="Standard"/>
      <text:p text:style-name="Standard"/>
      <text:p text:style-name="Standard">&lt;!ELEMENT MensaxesDeTexto (mensaxe*)&gt;</text:p>
      <text:p text:style-name="Standard">&lt;!ELEMENT mensaxe (telefono, data, hora, contido)&gt;</text:p>
      <text:p text:style-name="Standard"><text:s text:c="4"/>&lt;!ELEMENT telefono (#PCDATA)&gt;</text:p>
      <text:p text:style-name="Standard"><text:s text:c="4"/>&lt;!ELEMENT data (#PCDATA)&gt;</text:p>
      <text:p text:style-name="Standard"><text:s text:c="4"/>&lt;!ELEMENT hora (#PCDATA)&gt;</text:p>
      <text:p text:style-name="Standard"><text:s text:c="4"/>&lt;!ELEMENT contido (#PCDATA)&gt;</text:p>
      <text:p text:style-name="Standard"/>
      <text:p text:style-name="Standard"/>
      <text:p text:style-name="Standard"/>
      <text:p text:style-name="Standard"/>
      <text:p text:style-name="Standard"/>
      <text:p text:style-name="P2">2.</text:p>
      <text:p text:style-name="P2">Crear un documento XML que cumpran coas normas deste documento DTD. O documento</text:p>
      <text:p text:style-name="P2">deberá ter polo menos dous elementos venta.</text:p>
      <text:p text:style-name="P2"/>
      <text:p text:style-name="P2">&lt;!DOCTYPE listaventas[</text:p>
      <text:p text:style-name="P2">&lt;!ELEMENT listaventas (venta+)&gt;</text:p>
      <text:p text:style-name="P2">&lt;!ELEMENT venta (importe, comprador, vendedor, fecha?, codigofactura)&gt;</text:p>
      <text:p text:style-name="P2">&lt;!ELEMENT importe (#PCDATA)&gt;</text:p>
      <text:p text:style-name="P2">&lt;!ELEMENT comprador (#PCDATA)&gt;</text:p>
      <text:p text:style-name="P2">&lt;!ELEMENT vendedor (#PCDATA)&gt;</text:p>
      <text:p text:style-name="P2">&lt;!ELEMENT fecha (#PCDATA)&gt;</text:p>
      <text:p text:style-name="P2">&lt;!ELEMENT codigofactura (#PCDATA)&gt;</text:p>
      <text:p text:style-name="P2"><text:soft-page-break/>]&gt;</text:p>
      <text:p text:style-name="P2"/>
      <text:p text:style-name="P2"/>
      <text:p text:style-name="P2"/>
      <text:p text:style-name="P2"/>
      <text:p text:style-name="P5">RESPOSTA:</text:p>
      <text:p text:style-name="P5"><text:tab/></text:p>
      <text:p text:style-name="P2">&lt;?xml version="1.0" encoding="UTF-8"?&gt;</text:p>
      <text:p text:style-name="P2">&lt;!DOCTYPE listaventas SYSTEM "DTDexercicio2.dtd"&gt;</text:p>
      <text:p text:style-name="P2">&lt;listaventas&gt;</text:p>
      <text:p text:style-name="P2"><text:s text:c="4"/>&lt;venta&gt;</text:p>
      <text:p text:style-name="P2"><text:s text:c="8"/>&lt;importe&gt; 20€&lt;/importe&gt;</text:p>
      <text:p text:style-name="P2"><text:s text:c="8"/>&lt;comprador&gt;Fernando&lt;/comprador&gt;</text:p>
      <text:p text:style-name="P2"><text:s text:c="8"/>&lt;vendedor&gt;HP&lt;/vendedor&gt;</text:p>
      <text:p text:style-name="P2"><text:s text:c="8"/>&lt;fecha&gt;24-02-2024&lt;/fecha&gt;</text:p>
      <text:p text:style-name="P2"><text:s text:c="8"/>&lt;codigofactura&gt;E342c12&lt;/codigofactura&gt;</text:p>
      <text:p text:style-name="P2"><text:s text:c="4"/>&lt;/venta&gt;</text:p>
      <text:p text:style-name="P2"><text:s text:c="4"/>&lt;venta&gt;</text:p>
      <text:p text:style-name="P2"><text:s text:c="8"/>&lt;importe&gt;130€&lt;/importe&gt;</text:p>
      <text:p text:style-name="P2"><text:s text:c="8"/>&lt;comprador&gt;María&lt;/comprador&gt;</text:p>
      <text:p text:style-name="P2"><text:s text:c="8"/>&lt;vendedor&gt;DELL&lt;/vendedor&gt;</text:p>
      <text:p text:style-name="P2"><text:s text:c="8"/>&lt;codigofactura&gt;E342D19&lt;/codigofactura&gt;</text:p>
      <text:p text:style-name="P2"><text:s text:c="4"/>&lt;/venta&gt;</text:p>
      <text:p text:style-name="P2">&lt;/listaventas&gt;</text:p>
      <text:p text:style-name="P2"/>
      <text:p text:style-name="P2"/>
      <text:p text:style-name="P2"/>
      <text:p text:style-name="P2"/>
      <text:p text:style-name="P2"/>
      <text:p text:style-name="P5">3.</text:p>
      <text:p text:style-name="P5">Crear un documento XML e a DTD asociada para aportar a un proxecto de xestión de</text:p>
      <text:p text:style-name="P5">pedidos onde hai unha lista de pedidos con 0 o máis pedidos. Cada pedido ten que ter un</text:p>
      <text:p text:style-name="P5">código, unha cantidade e o peso é opcional.</text:p>
      <text:p text:style-name="P5"/>
      <text:p text:style-name="P5"/>
      <text:p text:style-name="P6">RESPOSTA:</text:p>
      <text:p text:style-name="P6"/>
      <text:p text:style-name="P6">&lt;!ELEMENT listapedidos (pedido*)&gt;</text:p>
      <text:p text:style-name="P6">&lt;!ELEMENT pedido (codigo, cantidade, peso?)&gt;</text:p>
      <text:p text:style-name="P6"><text:s text:c="4"/>&lt;!ELEMENT codigo (#PCDATA)&gt;</text:p>
      <text:p text:style-name="P6"><text:s text:c="4"/>&lt;!ELEMENT cantidade (#PCDATA)&gt;</text:p>
      <text:p text:style-name="P6"><text:s text:c="4"/>&lt;!ELEMENT peso (#PCDATA)&gt;</text:p>
      <text:p text:style-name="P6"/>
      <text:p text:style-name="P6"/>
      <text:p text:style-name="P6"/>
      <text:p text:style-name="P6"/>
      <text:p text:style-name="P6">&lt;?xml version="1.0" encoding="UTF-8"?&gt;</text:p>
      <text:p text:style-name="P6">&lt;!DOCTYPE listapedidos SYSTEM "DTDexercicio3.dtd"&gt;</text:p>
      <text:p text:style-name="P6">&lt;listapedidos&gt;</text:p>
      <text:p text:style-name="P6"><text:s text:c="4"/>&lt;pedido&gt;</text:p>
      <text:p text:style-name="P6"><text:s text:c="8"/>&lt;codigo&gt;A1&lt;/codigo&gt;</text:p>
      <text:p text:style-name="P6"><text:s text:c="8"/>&lt;cantidade&gt;23&lt;/cantidade&gt;</text:p>
      <text:p text:style-name="P6"><text:soft-page-break/><text:s text:c="8"/>&lt;peso&gt;2Kg&lt;/peso&gt;</text:p>
      <text:p text:style-name="P6"><text:s text:c="4"/>&lt;/pedido&gt;</text:p>
      <text:p text:style-name="P6"><text:s text:c="4"/>&lt;pedido&gt;</text:p>
      <text:p text:style-name="P6"><text:s text:c="8"/>&lt;codigo&gt;B3&lt;/codigo&gt;</text:p>
      <text:p text:style-name="P6"><text:s text:c="8"/>&lt;cantidade&gt;68&lt;/cantidade&gt;</text:p>
      <text:p text:style-name="P6"><text:s text:c="4"/>&lt;/pedido&gt;</text:p>
      <text:p text:style-name="P6">&lt;/listapedidos&gt;</text:p>
      <text:p text:style-name="P6"/>
      <text:p text:style-name="P6"/>
      <text:p text:style-name="P6"/>
      <text:p text:style-name="P6"/>
      <text:p text:style-name="P6"/>
      <text:p text:style-name="P7">4.</text:p>
      <text:p text:style-name="P7">Corrixe o arquivo DTD, para que o XML sexa correcto.</text:p>
      <text:p text:style-name="P7"/>
      <text:p text:style-name="P7"><text:s text:c="4"/>&lt;!DOCTYPE declaraciones [</text:p>
      <text:p text:style-name="P7">&lt;!ELEMENT declaraciones (constante | tipo_de_dato | variable)&gt;</text:p>
      <text:p text:style-name="P7"><text:s text:c="4"/>&lt;!ELEMENT constante (#PCDATA)&gt;</text:p>
      <text:p text:style-name="P7"><text:s text:c="8"/>&lt;!ATTLIST constante valor CDATA #REQUIRED&gt;</text:p>
      <text:p text:style-name="P7"><text:s text:c="4"/>&lt;!ELEMENT tipo_de_dato (#PCDATA)&gt;</text:p>
      <text:p text:style-name="P7"><text:s text:c="4"/>&lt;!ELEMENT variable (#PCDATA)&gt;</text:p>
      <text:p text:style-name="P7"><text:s text:c="8"/>&lt;!ATTLIST variable tipo CDATA #REQUIRED&gt;</text:p>
      <text:p text:style-name="P7">]&gt;</text:p>
      <text:p text:style-name="P7"/>
      <text:p text:style-name="P7">&lt;declaraciones&gt;</text:p>
      <text:p text:style-name="P7"><text:s text:c="4"/>&lt;constante valor="3.141592"&gt;PI&lt;/constante&gt;</text:p>
      <text:p text:style-name="P7"><text:s text:c="4"/>&lt;variable tipo="real"&gt;radio&lt;/variable&gt;</text:p>
      <text:p text:style-name="P7"><text:s text:c="4"/>&lt;variable&gt;area&lt;/variable&gt;</text:p>
      <text:p text:style-name="P7"><text:s text:c="4"/>&lt;variable&gt;longitud&lt;/variable&gt;</text:p>
      <text:p text:style-name="P7">&lt;/declaraciones&gt;</text:p>
      <text:p text:style-name="P7"/>
      <text:p text:style-name="P7"/>
      <text:p text:style-name="P7">RESPOSTA:</text:p>
      <text:p text:style-name="P7"/>
      <text:p text:style-name="P7"><text:s text:c="4"/>&lt;!DOCTYPE declaraciones [</text:p>
      <text:p text:style-name="P7">&lt;!ELEMENT declaraciones (constante | tipo_de_dato | variable)&gt;</text:p>
      <text:p text:style-name="P7"><text:s text:c="4"/>&lt;!ELEMENT constante (#PCDATA)&gt;</text:p>
      <text:p text:style-name="P7"><text:s text:c="8"/>&lt;!ATTLIST constante valor CDATA #REQUIRED&gt;</text:p>
      <text:p text:style-name="P7"><text:s text:c="4"/>&lt;!ELEMENT tipo_de_dato (#PCDATA)&gt;</text:p>
      <text:p text:style-name="P7"><text:s text:c="4"/>&lt;!ELEMENT variable (#PCDATA)&gt;</text:p>
      <text:p text:style-name="P7"><text:s text:c="8"/>&lt;!ATTLIST variable tipo CDATA #REQUIRED&gt;</text:p>
      <text:p text:style-name="P7">]&gt;</text:p>
      <text:p text:style-name="P7"/>
      <text:p text:style-name="P7">&lt;declaraciones&gt;</text:p>
      <text:p text:style-name="P7"><text:s text:c="4"/>&lt;constante valor="3.141592"&gt;PI&lt;/constante&gt;</text:p>
      <text:p text:style-name="P7"><text:s text:c="4"/>&lt;variable tipo="real"&gt;radio&lt;/variable&gt;</text:p>
      <text:p text:style-name="P7"><text:s text:c="4"/>&lt;variable&gt;area&lt;/variable&gt;</text:p>
      <text:p text:style-name="P7"><text:s text:c="4"/>&lt;variable&gt;longitud&lt;/variable&gt;</text:p>
      <text:p text:style-name="P7">&lt;/declaracione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8:22:31.342895888</meta:creation-date>
    <dc:date>2024-10-14T18:28:50.577061154</dc:date>
    <meta:editing-duration>PT34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11" meta:word-count="338" meta:character-count="3442" meta:non-whitespace-character-count="2901"/>
  </office:meta>
</office:document-meta>
</file>